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ucida Grande" svg:font-family="'Lucida Grande'" style:font-pitch="variable"/>
    <style:font-face style:name="SF Pro Display" svg:font-family="'SF Pro Display'" style:font-pitch="variable"/>
    <style:font-face style:name="Velvetberries" svg:font-family="Velvetberri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 officeooo:rsid="000f2367" officeooo:paragraph-rsid="000f2367"/>
    </style:style>
    <style:style style:name="P2" style:family="paragraph" style:parent-style-name="Text_20_body">
      <style:paragraph-properties fo:margin-left="0.4925in" fo:margin-right="0in" fo:text-indent="0in" style:auto-text-indent="false"/>
      <style:text-properties style:font-name="SF Pro Display" fo:language="it" fo:country="IT" officeooo:rsid="000f2367" officeooo:paragraph-rsid="002d55fd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" style:family="paragraph" style:parent-style-name="Header">
      <style:text-properties style:font-name="SF Pro Display" fo:language="it" fo:country="IT" officeooo:rsid="000f2367" officeooo:paragraph-rsid="000f2367"/>
    </style:style>
    <style:style style:name="P7" style:family="paragraph" style:parent-style-name="Header">
      <style:text-properties style:font-name="Velvetberries" fo:language="it" fo:country="IT" officeooo:rsid="002ebfff" officeooo:paragraph-rsid="002ebfff"/>
    </style:style>
    <style:style style:name="P8" style:family="paragraph" style:parent-style-name="Heading_20_1">
      <style:paragraph-properties fo:text-align="center" style:justify-single-word="false"/>
      <style:text-properties style:font-name="Velvetberries" fo:font-size="80pt" fo:language="it" fo:country="IT" fo:font-weight="normal" officeooo:rsid="002ebfff" officeooo:paragraph-rsid="002ebfff" style:font-size-asian="80pt" style:font-weight-asian="normal" style:font-size-complex="80pt" style:font-weight-complex="normal"/>
    </style:style>
    <style:style style:name="P9" style:family="paragraph" style:parent-style-name="Heading_20_1">
      <style:paragraph-properties fo:text-align="center" style:justify-single-word="false"/>
      <style:text-properties style:font-name="Times New Roman" fo:font-size="18.2000007629395pt" fo:language="it" fo:country="IT" fo:font-weight="bold" officeooo:rsid="002f2588" officeooo:paragraph-rsid="002f258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0" style:family="paragraph" style:parent-style-name="Heading_20_1">
      <style:paragraph-properties fo:margin-top="0in" fo:margin-bottom="0in" loext:contextual-spacing="false" fo:text-align="center" style:justify-single-word="false"/>
      <style:text-properties style:font-name="Times New Roman" fo:font-size="28pt" fo:language="it" fo:country="IT" fo:font-weight="bold" officeooo:rsid="002f2588" officeooo:paragraph-rsid="002f2588" style:font-name-asian="Noto Sans CJK SC" style:font-size-asian="28pt" style:font-weight-asian="bold" style:font-name-complex="Lohit Devanagari" style:font-size-complex="28pt" style:font-weight-complex="bold"/>
    </style:style>
    <style:style style:name="P11" style:family="paragraph" style:parent-style-name="Heading_20_2">
      <style:text-properties style:font-name="SF Pro Display" fo:language="it" fo:country="IT"/>
    </style:style>
    <style:style style:name="P12" style:family="paragraph" style:parent-style-name="Heading_20_2">
      <style:text-properties style:font-name="SF Pro Display" fo:language="it" fo:country="IT" officeooo:paragraph-rsid="000f2367"/>
    </style:style>
    <style:style style:name="P13" style:family="paragraph" style:parent-style-name="Heading_20_2">
      <style:text-properties style:font-name="SF Pro Display" fo:language="it" fo:country="IT" officeooo:paragraph-rsid="002d55fd"/>
    </style:style>
    <style:style style:name="P14" style:family="paragraph" style:parent-style-name="Heading_20_2">
      <style:paragraph-properties fo:text-align="center" style:justify-single-word="false"/>
      <style:text-properties style:font-name="Times New Roman" fo:font-size="14pt" officeooo:rsid="002f5685" officeooo:paragraph-rsid="002f5685" style:font-size-asian="14pt" style:font-size-complex="14pt"/>
    </style:style>
    <style:style style:name="P15" style:family="paragraph" style:parent-style-name="Heading_20_2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6" style:family="paragraph" style:parent-style-name="Heading_20_3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7" style:family="paragraph" style:parent-style-name="Heading_20_3">
      <style:paragraph-properties fo:text-align="center" style:justify-single-word="false"/>
      <style:text-properties style:font-name="Times New Roman" fo:font-size="14pt" fo:font-weight="bold" officeooo:rsid="0031400a" officeooo:paragraph-rsid="0031400a" style:font-name-asian="Noto Sans CJK SC" style:font-size-asian="14pt" style:font-weight-asian="bold" style:font-name-complex="Lohit Devanagari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2f5b4d" officeooo:paragraph-rsid="002f5b4d" style:font-weight-asian="normal" style:font-weight-complex="normal"/>
    </style:style>
    <style:style style:name="P19" style:family="paragraph" style:parent-style-name="Text_20_body" style:list-style-name="L1">
      <style:text-properties officeooo:paragraph-rsid="001c1472"/>
    </style:style>
    <style:style style:name="P20" style:family="paragraph" style:parent-style-name="Text_20_body" style:list-style-name="L1">
      <style:text-properties officeooo:paragraph-rsid="002d55fd"/>
    </style:style>
    <style:style style:name="P21" style:family="paragraph" style:parent-style-name="Text_20_body" style:list-style-name="L1">
      <style:text-properties style:font-name="SF Pro Display" officeooo:paragraph-rsid="001de139"/>
    </style:style>
    <style:style style:name="P22" style:family="paragraph" style:parent-style-name="Text_20_body" style:list-style-name="L1">
      <style:text-properties style:font-name="SF Pro Display" officeooo:paragraph-rsid="001edc52"/>
    </style:style>
    <style:style style:name="P23" style:family="paragraph" style:parent-style-name="Text_20_body" style:list-style-name="L1">
      <style:text-properties style:font-name="SF Pro Display" officeooo:paragraph-rsid="002d55fd"/>
    </style:style>
    <style:style style:name="P24" style:family="paragraph" style:parent-style-name="Text_20_body">
      <style:text-properties style:font-name="SF Pro Display" fo:language="it" fo:country="IT"/>
    </style:style>
    <style:style style:name="P25" style:family="paragraph" style:parent-style-name="Text_20_body" style:list-style-name="L1">
      <style:text-properties style:font-name="SF Pro Display" fo:language="it" fo:country="IT" fo:font-style="normal" fo:font-weight="normal" officeooo:rsid="001edc52" officeooo:paragraph-rsid="001edc52" style:font-style-asian="normal" style:font-weight-asian="normal" style:font-style-complex="normal" style:font-weight-complex="normal"/>
    </style:style>
    <style:style style:name="P26" style:family="paragraph" style:parent-style-name="Text_20_body" style:list-style-name="L1">
      <style:text-properties style:font-name="SF Pro Display" fo:language="it" fo:country="IT" fo:font-style="normal" fo:font-weight="normal" officeooo:rsid="001edc52" officeooo:paragraph-rsid="002d55fd" style:font-style-asian="normal" style:font-weight-asian="normal" style:font-style-complex="normal" style:font-weight-complex="normal"/>
    </style:style>
    <style:style style:name="P27" style:family="paragraph" style:parent-style-name="Text_20_body" style:list-style-name="L1">
      <style:text-properties style:font-name="SF Pro Display" fo:language="it" fo:country="IT" fo:font-style="normal" fo:font-weight="bold" officeooo:rsid="001edc52" officeooo:paragraph-rsid="001edc52" style:font-style-asian="normal" style:font-weight-asian="bold" style:font-style-complex="normal" style:font-weight-complex="bold"/>
    </style:style>
    <style:style style:name="P28" style:family="paragraph" style:parent-style-name="Text_20_body" style:list-style-name="L1">
      <style:text-properties style:font-name="SF Pro Display" fo:language="it" fo:country="IT" fo:font-style="normal" fo:font-weight="bold" officeooo:rsid="001edc52" officeooo:paragraph-rsid="002d55fd" style:font-style-asian="normal" style:font-weight-asian="bold" style:font-style-complex="normal" style:font-weight-complex="bold"/>
    </style:style>
    <style:style style:name="P29" style:family="paragraph" style:parent-style-name="Text_20_body">
      <style:text-properties style:font-name="SF Pro Display" fo:language="it" fo:country="IT" officeooo:paragraph-rsid="000f2367"/>
    </style:style>
    <style:style style:name="P30" style:family="paragraph" style:parent-style-name="Text_20_body">
      <style:paragraph-properties fo:text-align="center" style:justify-single-word="false"/>
    </style:style>
    <style:style style:name="P31" style:family="paragraph" style:parent-style-name="Text_20_body">
      <style:paragraph-properties fo:text-align="center" style:justify-single-word="false"/>
      <style:text-properties officeooo:paragraph-rsid="002f5685"/>
    </style:style>
    <style:style style:name="P32" style:family="paragraph" style:parent-style-name="Text_20_body">
      <style:paragraph-properties fo:text-align="center" style:justify-single-word="false"/>
      <style:text-properties officeooo:paragraph-rsid="0031400a"/>
    </style:style>
    <style:style style:name="P33" style:family="paragraph" style:parent-style-name="Text_20_body">
      <style:paragraph-properties fo:text-align="center" style:justify-single-word="false"/>
      <style:text-properties officeooo:paragraph-rsid="0033b0bf"/>
    </style:style>
    <style:style style:name="P34" style:family="paragraph" style:parent-style-name="Text_20_body">
      <style:paragraph-properties fo:text-align="center" style:justify-single-word="false"/>
      <style:text-properties fo:font-weight="bold" officeooo:rsid="002f5685" officeooo:paragraph-rsid="002f5685" style:font-weight-asian="bold" style:font-weight-complex="bold"/>
    </style:style>
    <style:style style:name="P35" style:family="paragraph" style:parent-style-name="Text_20_body">
      <style:paragraph-properties fo:text-align="center" style:justify-single-word="false"/>
      <style:text-properties fo:font-weight="normal" officeooo:rsid="0031400a" officeooo:paragraph-rsid="0031400a" style:font-weight-asian="normal" style:font-weight-complex="normal"/>
    </style:style>
    <style:style style:name="T1" style:family="text">
      <style:text-properties fo:language="it" fo:country="IT" fo:font-style="normal" fo:font-weight="bold" officeooo:rsid="0016c252" style:font-style-asian="normal" style:font-weight-asian="bold" style:font-style-complex="normal" style:font-weight-complex="bold"/>
    </style:style>
    <style:style style:name="T2" style:family="text">
      <style:text-properties fo:language="it" fo:country="IT" fo:font-style="normal" fo:font-weight="bold" officeooo:rsid="001edc52" style:font-style-asian="normal" style:font-weight-asian="bold" style:font-style-complex="normal" style:font-weight-complex="bold"/>
    </style:style>
    <style:style style:name="T3" style:family="text">
      <style:text-properties fo:language="it" fo:country="IT" fo:font-style="normal" fo:font-weight="normal" officeooo:rsid="0016c252" style:font-style-asian="normal" style:font-weight-asian="normal" style:font-style-complex="normal" style:font-weight-complex="normal"/>
    </style:style>
    <style:style style:name="T4" style:family="text">
      <style:text-properties fo:language="it" fo:country="IT" fo:font-style="normal" fo:font-weight="normal" officeooo:rsid="0018973c" style:font-style-asian="normal" style:font-weight-asian="normal" style:font-style-complex="normal" style:font-weight-complex="normal"/>
    </style:style>
    <style:style style:name="T5" style:family="text">
      <style:text-properties fo:language="it" fo:country="IT" fo:font-style="normal" fo:font-weight="normal" officeooo:rsid="001de139" style:font-style-asian="normal" style:font-weight-asian="normal" style:font-style-complex="normal" style:font-weight-complex="normal"/>
    </style:style>
    <style:style style:name="T6" style:family="text">
      <style:text-properties fo:language="it" fo:country="IT" fo:font-style="normal" fo:font-weight="normal" officeooo:rsid="001edc52" style:font-style-asian="normal" style:font-weight-asian="normal" style:font-style-complex="normal" style:font-weight-complex="normal"/>
    </style:style>
    <style:style style:name="T7" style:family="text">
      <style:text-properties fo:language="it" fo:country="IT" fo:font-style="normal" fo:font-weight="normal" officeooo:rsid="0026a121" style:font-style-asian="normal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12pt" fo:language="it" fo:country="IT" fo:font-style="normal" fo:font-weight="normal" officeooo:rsid="001de139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SF Pro Display" fo:language="it" fo:country="IT"/>
    </style:style>
    <style:style style:name="T13" style:family="text">
      <style:text-properties style:font-name="SF Pro Display" fo:language="it" fo:country="IT" fo:font-style="normal" fo:font-weight="bold" officeooo:rsid="000f2367" style:font-style-asian="normal" style:font-weight-asian="bold" style:font-style-complex="normal" style:font-weight-complex="bold"/>
    </style:style>
    <style:style style:name="T14" style:family="text">
      <style:text-properties style:font-name="SF Pro Display" fo:language="it" fo:country="IT" fo:font-style="normal" fo:font-weight="normal" officeooo:rsid="002511f3" style:font-style-asian="normal" style:font-weight-asian="normal" style:font-style-complex="normal" style:font-weight-complex="normal"/>
    </style:style>
    <style:style style:name="T15" style:family="text">
      <style:text-properties style:font-name="SF Pro Display" fo:language="it" fo:country="IT" fo:font-style="normal" fo:font-weight="normal" officeooo:rsid="0026a121" style:font-style-asian="normal" style:font-weight-asian="normal" style:font-style-complex="normal" style:font-weight-complex="normal"/>
    </style:style>
    <style:style style:name="T16" style:family="text">
      <style:text-properties style:font-name="SF Pro Display" fo:language="it" fo:country="IT" fo:font-style="normal" fo:font-weight="normal" officeooo:rsid="00104798" style:font-style-asian="normal" style:font-weight-asian="normal" style:font-style-complex="normal" style:font-weight-complex="normal"/>
    </style:style>
    <style:style style:name="T17" style:family="text">
      <style:text-properties style:font-name="SF Pro Display" fo:language="it" fo:country="IT" fo:font-style="normal" fo:font-weight="normal" officeooo:rsid="00140b33" style:font-style-asian="normal" style:font-weight-asian="normal" style:font-style-complex="normal" style:font-weight-complex="normal"/>
    </style:style>
    <style:style style:name="T18" style:family="text">
      <style:text-properties style:font-name="SF Pro Display" fo:language="it" fo:country="IT" fo:font-style="normal" fo:font-weight="normal" officeooo:rsid="001f7b22" style:font-style-asian="normal" style:font-weight-asian="normal" style:font-style-complex="normal" style:font-weight-complex="normal"/>
    </style:style>
    <style:style style:name="T19" style:family="text">
      <style:text-properties style:font-name="SF Pro Display" fo:language="it" fo:country="IT" fo:font-style="normal" fo:font-weight="normal" officeooo:rsid="0024a553" style:font-style-asian="normal" style:font-weight-asian="normal" style:font-style-complex="normal" style:font-weight-complex="normal"/>
    </style:style>
    <style:style style:name="T20" style:family="text">
      <style:text-properties style:font-name="SF Pro Display" fo:language="it" fo:country="IT" fo:font-style="normal" fo:font-weight="normal" officeooo:rsid="0015995d" style:font-style-asian="normal" style:font-weight-asian="normal" style:font-style-complex="normal" style:font-weight-complex="normal"/>
    </style:style>
    <style:style style:name="T21" style:family="text">
      <style:text-properties style:font-name="SF Pro Display" fo:language="it" fo:country="IT" fo:font-style="normal" fo:font-weight="normal" officeooo:rsid="0016c252" style:font-style-asian="normal" style:font-weight-asian="normal" style:font-style-complex="normal" style:font-weight-complex="normal"/>
    </style:style>
    <style:style style:name="T22" style:family="text">
      <style:text-properties style:font-name="SF Pro Display" fo:font-size="12pt" fo:language="it" fo:country="IT" fo:font-style="normal" fo:font-weight="normal" officeooo:rsid="00104798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SF Pro Display" fo:font-size="12pt" fo:language="it" fo:country="IT" fo:font-style="normal" fo:font-weight="normal" officeooo:rsid="001c1472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SF Pro Display" fo:font-size="12pt" fo:language="it" fo:country="IT" fo:font-style="normal" fo:font-weight="normal" officeooo:rsid="002511f3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SF Pro Display" fo:font-size="12pt" fo:language="it" fo:country="IT" fo:font-style="normal" fo:font-weight="normal" officeooo:rsid="00140b33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SF Pro Display" fo:font-size="12pt" fo:language="it" fo:country="IT" fo:font-style="italic" fo:font-weight="normal" officeooo:rsid="00104798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fo:font-size="14pt" style:font-size-asian="14pt" style:font-size-complex="14pt"/>
    </style:style>
    <style:style style:name="T29" style:family="text">
      <style:text-properties style:font-name="Times New Roman" fo:font-size="14pt" officeooo:rsid="0031400a" style:font-size-asian="14pt" style:font-size-complex="14pt"/>
    </style:style>
    <style:style style:name="T30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1" style:family="text">
      <style:text-properties style:font-name="Times New Roman" fo:font-size="14pt" fo:font-weight="normal" officeooo:rsid="0031400a" style:font-name-asian="Noto Sans CJK SC" style:font-size-asian="14pt" style:font-weight-asian="normal" style:font-name-complex="Lohit Devanagari" style:font-size-complex="14pt" style:font-weight-complex="normal"/>
    </style:style>
    <style:style style:name="T32" style:family="text">
      <style:text-properties style:font-name="Times New Roman" fo:font-size="14pt" fo:font-style="italic" fo:font-weight="normal" officeooo:rsid="0031400a" style:font-name-asian="Noto Sans CJK SC" style:font-size-asian="14pt" style:font-style-asian="italic" style:font-weight-asian="normal" style:font-name-complex="Lohit Devanagari" style:font-size-complex="14pt" style:font-style-complex="italic" style:font-weight-complex="normal"/>
    </style:style>
    <style:style style:name="T33" style:family="text">
      <style:text-properties style:font-name="Times New Roman" fo:font-size="14pt" fo:font-style="italic" style:text-underline-style="none" fo:font-weight="normal" officeooo:rsid="002f5685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style:font-name="Times New Roman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35" style:family="text">
      <style:text-properties style:font-name="Times New Roman" fo:font-size="14pt" fo:font-weight="bold" officeooo:rsid="0031400a" style:font-name-asian="Noto Sans CJK SC" style:font-size-asian="14pt" style:font-weight-asian="bold" style:font-name-complex="Lohit Devanagari" style:font-size-complex="14pt" style:font-weight-complex="bold"/>
    </style:style>
    <style:style style:name="T36" style:family="text">
      <style:text-properties style:font-name="Times New Roman" fo:font-size="14pt" style:font-name-asian="Noto Sans CJK SC" style:font-size-asian="14pt" style:font-name-complex="Lohit Devanagari" style:font-size-complex="14pt"/>
    </style:style>
    <style:style style:name="T37" style:family="text">
      <style:text-properties style:font-name="Times New Roman" officeooo:rsid="00319312"/>
    </style:style>
    <style:style style:name="T38" style:family="text">
      <style:text-properties fo:color="#000080" style:font-name="Times New Roman" fo:font-size="14pt" fo:language="zxx" fo:country="none" fo:font-style="italic" style:text-underline-style="none" fo:font-weight="normal" officeooo:rsid="002f5685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T39" style:family="text">
      <style:text-properties fo:color="#000000" style:font-name="Times New Roman" fo:font-size="14pt" fo:language="zxx" fo:country="none" fo:font-style="normal" style:text-underline-style="none" fo:font-weight="bold" style:font-size-asian="14pt" style:language-asian="zxx" style:country-asian="none" style:font-style-asian="normal" style:font-size-complex="14pt" style:language-complex="zxx" style:country-complex="none" style:font-style-complex="normal"/>
    </style:style>
    <style:style style:name="T40" style:family="text">
      <style:text-properties fo:color="#000000" style:font-name="Times New Roman" fo:font-size="14pt" fo:language="zxx" fo:country="none" fo:font-style="normal" style:text-underline-style="none" style:font-size-asian="14pt" style:language-asian="zxx" style:country-asian="none" style:font-style-asian="normal" style:font-size-complex="14pt" style:language-complex="zxx" style:country-complex="none" style:font-style-complex="normal"/>
    </style:style>
    <style:style style:name="T41" style:family="text">
      <style:text-properties fo:color="#000000" style:font-name="Times New Roman" fo:font-size="14pt" fo:language="zxx" fo:country="none" fo:font-style="normal" style:text-underline-style="none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42" style:family="text">
      <style:text-properties fo:color="#000000" style:font-name="Times New Roman" fo:font-size="14pt" fo:language="zxx" fo:country="none" fo:font-style="normal" style:text-underline-style="none" fo:font-weight="normal" officeooo:rsid="0031400a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43" style:family="text">
      <style:text-properties fo:color="#000000" style:font-name="Times New Roman" fo:font-size="14pt" fo:language="zxx" fo:country="none" fo:font-style="normal" style:text-underline-style="none" fo:font-weight="normal" officeooo:rsid="0033b0bf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44" style:family="text">
      <style:text-properties fo:color="#000000" style:font-name="Times New Roman" fo:font-size="14pt" fo:language="zxx" fo:country="none" fo:font-style="normal" style:text-underline-style="none" fo:font-weight="normal" officeooo:rsid="0031400a" style:font-name-asian="Noto Sans CJK SC" style:font-size-asian="14pt" style:language-asian="zxx" style:country-asian="none" style:font-style-asian="normal" style:font-weight-asian="normal" style:font-name-complex="Lohit Devanagari" style:font-size-complex="14pt" style:language-complex="zxx" style:country-complex="none" style:font-style-complex="normal" style:font-weight-complex="normal"/>
    </style:style>
    <style:style style:name="T45" style:family="text">
      <style:text-properties fo:color="#000000" style:font-name="Times New Roman" fo:font-size="14pt" fo:language="zxx" fo:country="none" fo:font-style="normal" style:text-underline-style="none" fo:font-weight="normal" officeooo:rsid="0033b0bf" style:font-name-asian="Noto Sans CJK SC" style:font-size-asian="14pt" style:language-asian="zxx" style:country-asian="none" style:font-style-asian="normal" style:font-weight-asian="normal" style:font-name-complex="Lohit Devanagari" style:font-size-complex="14pt" style:language-complex="zxx" style:country-complex="none" style:font-style-complex="normal" style:font-weight-complex="normal"/>
    </style:style>
    <style:style style:name="T46" style:family="text">
      <style:text-properties fo:color="#000000" style:font-name="Times New Roman" fo:font-size="14pt" fo:language="zxx" fo:country="none" fo:font-style="normal" style:text-underline-style="none" style:font-name-asian="Noto Sans CJK SC" style:font-size-asian="14pt" style:language-asian="zxx" style:country-asian="none" style:font-style-asian="normal" style:font-name-complex="Lohit Devanagari" style:font-size-complex="14pt" style:language-complex="zxx" style:country-complex="none" style:font-style-complex="normal"/>
    </style:style>
    <style:style style:name="T47" style:family="text">
      <style:text-properties fo:color="#000000" style:font-name="Times New Roman" fo:font-size="14pt" fo:language="zxx" fo:country="none" fo:font-style="italic" style:text-underline-style="none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48" style:family="text">
      <style:text-properties fo:color="#000000" style:font-name="Times New Roman" fo:font-size="14pt" fo:language="zxx" fo:country="none" fo:font-style="italic" style:text-underline-style="none" fo:font-weight="normal" officeooo:rsid="0031400a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T49" style:family="text">
      <style:text-properties officeooo:rsid="0031400a"/>
    </style:style>
    <style:style style:name="T50" style:family="text">
      <style:text-properties officeooo:rsid="00319312"/>
    </style:style>
    <style:style style:name="T51" style:family="text">
      <style:text-properties officeooo:rsid="0033b0b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bookmark-start text:name="__RefHeading___Toc431_2252938442"/>Erboristeria Alchimia<text:bookmark-end text:name="__RefHeading___Toc431_2252938442"/></text:h>
      <text:h text:style-name="P9" text:outline-level="1"/>
      <text:h text:style-name="P10" text:outline-level="1"><text:bookmark-start text:name="__RefHeading___Toc433_2252938442"/>Erboristeria Alchimia<text:bookmark-end text:name="__RefHeading___Toc433_2252938442"/></text:h>
      <text:h text:style-name="P14" text:outline-level="2"><text:bookmark-start text:name="__RefHeading___Toc435_2252938442"/>Progetto del corso di Tecnologie Web<text:bookmark-end text:name="__RefHeading___Toc435_2252938442"/></text:h>
      <text:p text:style-name="P34"><text:span text:style-name="T28">A.A. </text:span><text:span text:style-name="T30">2019/2020</text:span></text:p>
      <text:h text:style-name="P15" text:outline-level="2"><text:bookmark-start text:name="__RefHeading___Toc437_2252938442"/>Riferimenti progetto<text:bookmark-end text:name="__RefHeading___Toc437_2252938442"/></text:h>
      <text:h text:style-name="P16" text:outline-level="3"><text:bookmark-start text:name="__RefHeading___Toc439_2252938442"/>Indirizzo sito web:<text:bookmark-end text:name="__RefHeading___Toc439_2252938442"/></text:h>
      <text:p text:style-name="P31"><text:a xlink:type="simple" xlink:href="http://tecweb1920.studenti.math.unipd.it/qualcosa" text:style-name="Internet_20_link" text:visited-style-name="Visited_20_Internet_20_Link"><text:span text:style-name="T33">http://tecweb1920.studenti.math.unipd.it/qualcosa</text:span></text:a></text:p>
      <text:h text:style-name="P16" text:outline-level="3"><text:bookmark-start text:name="__RefHeading___Toc441_2252938442"/>Repository GitHub:<text:bookmark-end text:name="__RefHeading___Toc441_2252938442"/></text:h>
      <text:p text:style-name="P31"><text:a xlink:type="simple" xlink:href="http://github.com/dkokollari/Erboristeria-Alchimia" text:style-name="Internet_20_link" text:visited-style-name="Visited_20_Internet_20_Link"><text:span text:style-name="T33">http://</text:span></text:a><text:a xlink:type="simple" xlink:href="http://github.com/dkokollari/Erboristeria-Alchimia" text:style-name="Internet_20_link" text:visited-style-name="Visited_20_Internet_20_Link"><text:span text:style-name="T38">github.com/dkokollari/Erboristeria-Alchimia</text:span></text:a></text:p>
      <text:h text:style-name="P16" text:outline-level="3"><text:bookmark-start text:name="__RefHeading___Toc443_2252938442"/>Informazioni sul gruppo<text:bookmark-end text:name="__RefHeading___Toc443_2252938442"/></text:h>
      <text:p text:style-name="P30"><text:span text:style-name="T41">Andrea Dorigo</text:span><text:span text:style-name="T39"> -</text:span><text:span text:style-name="T40"> 1170610<text:line-break/></text:span><text:span text:style-name="T41">Dardan Kokollari </text:span><text:span text:style-name="T40">- 1170569<text:line-break/></text:span><text:span text:style-name="T41">Fouad Mouad -</text:span><text:span text:style-name="T40"> 1170480<text:line-break/></text:span><text:span text:style-name="T41">Marcel Wandji</text:span><text:span text:style-name="T39"> -</text:span><text:span text:style-name="T40">1171044</text:span></text:p>
      <text:p text:style-name="P18"><text:span text:style-name="T40"/></text:p>
      <text:h text:style-name="P16" text:outline-level="3"><text:bookmark-start text:name="__RefHeading___Toc445_2252938442"/>Referente<text:bookmark-end text:name="__RefHeading___Toc445_2252938442"/></text:h>
      <text:p text:style-name="P32"><text:span text:style-name="T29">Dorigo Andrea - </text:span><text:span text:style-name="T28">andrea.dorigo.3@studenti.unipd.it</text:span></text:p>
      <text:h text:style-name="P17" text:outline-level="3"><text:bookmark-start text:name="__RefHeading___Toc447_2252938442"/>Utente<text:bookmark-end text:name="__RefHeading___Toc447_2252938442"/></text:h>
      <text:p text:style-name="P32"><text:span text:style-name="T32">Admin:</text:span><text:span text:style-name="T31"> admin@admin.it</text:span></text:p>
      <text:p text:style-name="P33"><text:span text:style-name="T48">User:</text:span><text:span text:style-name="T42"> </text:span><text:span text:style-name="T45">user</text:span><text:span text:style-name="T44">@</text:span><text:span text:style-name="T45">user</text:span><text:span text:style-name="T44">.it</text:span></text:p>
      <text:p text:style-name="P35"/>
      <text:table-of-content text:style-name="Sect1" text:protected="true" text:name="Table of Contents1">
        <text:table-of-content-source text:outline-level="10" text:index-scope="chapter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3"><text:a xlink:type="simple" xlink:href="#__RefHeading___Toc433_2252938442" text:style-name="Index_20_Link" text:visited-style-name="Index_20_Link">Erboristeria Alchimia<text:tab/>1</text:a></text:p>
          <text:p text:style-name="P4"><text:a xlink:type="simple" xlink:href="#__RefHeading___Toc435_2252938442" text:style-name="Index_20_Link" text:visited-style-name="Index_20_Link">Progetto del corso di Tecnologie Web<text:tab/>1</text:a></text:p>
          <text:p text:style-name="P4"><text:a xlink:type="simple" xlink:href="#__RefHeading___Toc437_2252938442" text:style-name="Index_20_Link" text:visited-style-name="Index_20_Link">Riferimenti progetto<text:tab/>1</text:a></text:p>
          <text:p text:style-name="P5"><text:a xlink:type="simple" xlink:href="#__RefHeading___Toc439_2252938442" text:style-name="Index_20_Link" text:visited-style-name="Index_20_Link">Indirizzo sito web:<text:tab/>1</text:a></text:p>
          <text:p text:style-name="P5"><text:a xlink:type="simple" xlink:href="#__RefHeading___Toc441_2252938442" text:style-name="Index_20_Link" text:visited-style-name="Index_20_Link">Repository GitHub:<text:tab/>1</text:a></text:p>
          <text:p text:style-name="P5"><text:a xlink:type="simple" xlink:href="#__RefHeading___Toc443_2252938442" text:style-name="Index_20_Link" text:visited-style-name="Index_20_Link">Informazioni sul gruppo<text:tab/>1</text:a></text:p>
          <text:p text:style-name="P5"><text:a xlink:type="simple" xlink:href="#__RefHeading___Toc445_2252938442" text:style-name="Index_20_Link" text:visited-style-name="Index_20_Link">Referente<text:tab/>1</text:a></text:p>
          <text:p text:style-name="P5"><text:a xlink:type="simple" xlink:href="#__RefHeading___Toc447_2252938442" text:style-name="Index_20_Link" text:visited-style-name="Index_20_Link">Utente<text:tab/>1</text:a></text:p>
          <text:p text:style-name="P4"><text:a xlink:type="simple" xlink:href="#__RefHeading___Toc449_2252938442" text:style-name="Index_20_Link" text:visited-style-name="Index_20_Link">3.1 Obiettivi<text:tab/>2</text:a></text:p>
          <text:p text:style-name="P4"><text:a xlink:type="simple" xlink:href="#__RefHeading___Toc451_2252938442" text:style-name="Index_20_Link" text:visited-style-name="Index_20_Link">3.2 Design del sito (non fare)<text:tab/>3</text:a></text:p>
          <text:p text:style-name="P4"><text:a xlink:type="simple" xlink:href="#__RefHeading___Toc453_2252938442" text:style-name="Index_20_Link" text:visited-style-name="Index_20_Link">3.3 Database<text:tab/>3</text:a></text:p>
        </text:index-body>
      </text:table-of-content>
      <text:p text:style-name="P35"/>
      <text:h text:style-name="P12" text:outline-level="2"/>
      <text:h text:style-name="P12" text:outline-level="2"/>
      <text:h text:style-name="P12" text:outline-level="2"/>
      <text:h text:style-name="P12" text:outline-level="2"/>
      <text:h text:style-name="P12" text:outline-level="2"/>
      <text:h text:style-name="P12" text:outline-level="2"/>
      <text:h text:style-name="P12" text:outline-level="2"/>
      <text:h text:style-name="P12" text:outline-level="2"/>
      <text:h text:style-name="P12" text:outline-level="2"/>
      <text:h text:style-name="P12" text:outline-level="2"/>
      <text:p text:style-name="P29"/>
      <text:p text:style-name="P29"/>
      <text:h text:style-name="P12" text:outline-level="2"><text:soft-page-break/></text:h>
      <text:h text:style-name="P12" text:outline-level="2"><text:bookmark-start text:name="__RefHeading___Toc449_2252938442"/>3.1<text:tab/>Obiettivi<text:bookmark-end text:name="__RefHeading___Toc449_2252938442"/></text:h>
      <text:p text:style-name="P1"><text:span text:style-name="T8">Il progetto </text:span><text:span text:style-name="T9">Erboristeria Alchimia</text:span><text:span text:style-name="T10"> rispetta le specifiche tecniche richieste, in particolare:</text:span></text:p>
      <text:list xml:id="list2466717376" text:style-name="L1">
        <text:list-item>
          <text:p text:style-name="P19"><text:span text:style-name="T13">Separazione tra contenuto, presentazione e comportamento:</text:span><text:span text:style-name="T14"> l’iterazione tra le parti avviene tramite placeholder </text:span><text:span text:style-name="T15">e</text:span><text:span text:style-name="T14"> riferimenti. <text:line-break/>I</text:span><text:span text:style-name="T16">l contenuto è stato progettato seguendo lo standar</text:span><text:span text:style-name="T22">d XHTML 1.0 Strict</text:span><text:span text:style-name="T26">,</text:span><text:span text:style-name="T22"> la presentazione in </text:span><text:span text:style-name="T23">CSS3</text:span><text:span text:style-name="T22"> e il comportamento è dinamicamente gestito con </text:span><text:span text:style-name="T23">PHP 5.6</text:span><text:span text:style-name="T22"> e </text:span><text:span text:style-name="T23">JavaScript</text:span><text:span text:style-name="T22">.<text:line-break/></text:span><text:span text:style-name="T24">Non</text:span><text:span text:style-name="T22"> è stato scelto lo standard più moderno </text:span><text:span text:style-name="T23">HTML5</text:span><text:span text:style-name="T22"> p</text:span><text:span text:style-name="T25">erché</text:span><text:span text:style-name="T22"> non </text:span><text:span text:style-name="T25">totalmente </text:span><text:span text:style-name="T22">compatibil</text:span><text:span text:style-name="T25">e. </text:span><text:span text:style-name="T16">Tuttavia, </text:span><text:span text:style-name="T17">si è dovuto fare un eccezione </text:span><text:span text:style-name="T18">con la </text:span><text:span text:style-name="T17">pagina di registrazione </text:span><text:span text:style-name="T19">per garantire un’esperienza migliore all’utente. </text:span><text:span text:style-name="T17">Si è comunque tenuto un occhio di riguardo ai browser meno recenti, aggiungendo uno script</text:span><text:span text:style-name="Source_20_Text"><text:span text:style-name="T25"> </text:span></text:span><text:span text:style-name="T17">che permette </text:span><text:span text:style-name="T14">di degradare elegantemente</text:span><text:span text:style-name="T17">.<text:line-break/>La compatibilità, quindi, rimane estesa a</text:span><text:span text:style-name="T20">nche a</text:span><text:span text:style-name="T21">d</text:span><text:span text:style-name="T17"> I</text:span><text:span text:style-name="T20">nternet </text:span><text:span text:style-name="T17">E</text:span><text:span text:style-name="T20">xployer</text:span><text:span text:style-name="T17">, Firefox, Safari. Maggiori informazioni sulla repository </text:span><text:a xlink:type="simple" xlink:href="https://github.com/jcgertig/date-input-polyfill" text:style-name="Internet_20_link" text:visited-style-name="Visited_20_Internet_20_Link">jcgertig/date-input-polyfill</text:a><text:span text:style-name="T17">.</text:span></text:p>
        </text:list-item>
        <text:list-item>
          <text:p text:style-name="P21"><text:span text:style-name="T1">Accessibilità:</text:span><text:span text:style-name="T3"> </text:span><text:span text:style-name="T4">il sito deve essere disponibile a tutte le categorie di utenti.<text:line-break/>La navigazione, infatti, è ideata per rendere i propri contenuti facilmente reperibili da qualsiasi utente. </text:span><text:span text:style-name="T5">Le implementazioni da menzionare a questo scopo sono:</text:span></text:p>
          <text:list>
            <text:list-item>
              <text:list>
                <text:list-item>
                  <text:p text:style-name="P22"><text:span text:style-name="T5">attributo </text:span><text:span text:style-name="T11">alt</text:span><text:span text:style-name="T5"> nelle immagini, che descrive testualmente l’immagine </text:span><text:span text:style-name="T7">rappresentata</text:span><text:span text:style-name="T5">. </text:span><text:span text:style-name="T7">In caso in cui l’immagine non venga caricata</text:span></text:p>
                </text:list-item>
                <text:list-item>
                  <text:p text:style-name="P25">Link torna su,</text:p>
                </text:list-item>
                <text:list-item>
                  <text:p text:style-name="P25">buon contrasto dei colori</text:p>
                </text:list-item>
              </text:list>
            </text:list-item>
          </text:list>
        </text:list-item>
        <text:list-item>
          <text:p text:style-name="P27">Usabilità:</text:p>
        </text:list-item>
        <text:list-item>
          <text:p text:style-name="P27">Punti di rottura del layout:</text:p>
        </text:list-item>
        <text:list-item>
          <text:p text:style-name="P22"><text:span text:style-name="T2">Comprensibilità delle informazioni:</text:span><text:span text:style-name="T6"> </text:span><text:span text:style-name="T5"><text:line-break/><text:tab/><text:tab/></text:span></text:p>
        </text:list-item>
      </text:list>
      <text:h text:style-name="P11" text:outline-level="2"><text:bookmark-start text:name="__RefHeading___Toc451_2252938442"/>3.2<text:tab/>Design del sito (non fare)<text:bookmark-end text:name="__RefHeading___Toc451_2252938442"/></text:h>
      <text:h text:style-name="P11" text:outline-level="2"><text:bookmark-start text:name="__RefHeading___Toc453_2252938442"/>3.3<text:tab/>Database<text:bookmark-end text:name="__RefHeading___Toc453_2252938442"/></text:h>
      <text:p text:style-name="P24"/>
      <text:p text:style-name="P24"/>
      <text:p text:style-name="P24"/>
      <text:p text:style-name="P24"><text:soft-page-break/></text:p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ucida Grande" svg:font-family="'Lucida Grande'" style:font-pitch="variable"/>
    <style:font-face style:name="SF Pro Display" svg:font-family="'SF Pro Display'" style:font-pitch="variable"/>
    <style:font-face style:name="Velvetberries" svg:font-family="Velvetberrie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SF Pro Display" fo:language="it" fo:country="IT" officeooo:rsid="000f2367" officeooo:paragraph-rsid="000f2367"/>
    </style:style>
    <style:style style:name="MP2" style:family="paragraph" style:parent-style-name="Header">
      <style:text-properties style:font-name="Velvetberries" fo:language="it" fo:country="IT" officeooo:rsid="002ebfff" officeooo:paragraph-rsid="002ebfff"/>
    </style:style>
    <style:style style:name="MT1" style:family="text">
      <style:text-properties style:font-name="Times New Roman" officeooo:rsid="00319312"/>
    </style:style>
    <style:style style:name="MT2" style:family="text">
      <style:text-properties style:font-name="Times New Roman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Erboristeria Alchimia<text:tab/><text:tab/>3 <text:s text:c="2"/>PROGETTAZIONE</text:p>
      </style:header>
      <loext:header-first>
        <text:p text:style-name="MP2"/>
      </loext:header-first>
      <style:footer>
        <text:p text:style-name="Footer"><text:tab/><text:tab/><text:span text:style-name="MT1">Pagina </text:span><text:span text:style-name="MT2"><text:page-number text:select-page="current">4</text:page-number></text:span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12:10:40.497693437</meta:creation-date>
    <dc:date>2020-06-25T14:23:39.578366856</dc:date>
    <meta:editing-duration>PT2H23M16S</meta:editing-duration>
    <meta:editing-cycles>11</meta:editing-cycles>
    <meta:generator>LibreOffice/6.4.3.2$Linux_X86_64 LibreOffice_project/40$Build-2</meta:generator>
    <meta:document-statistic meta:table-count="0" meta:image-count="0" meta:object-count="0" meta:page-count="4" meta:paragraph-count="42" meta:word-count="303" meta:character-count="2184" meta:non-whitespace-character-count="1921"/>
  </office:meta>
</office:document-meta>
</file>